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itle">
      <style:paragraph-properties fo:margin-top="0.423cm" fo:margin-bottom="0.212cm" loext:contextual-spacing="false" fo:text-align="center" style:justify-single-word="false"/>
      <style:text-properties fo:font-size="20pt" style:font-size-asian="20pt" style:font-size-complex="20pt"/>
    </style:style>
    <style:style style:name="P2" style:family="paragraph" style:parent-style-name="Title">
      <style:paragraph-properties fo:margin-top="0.423cm" fo:margin-bottom="0.212cm" loext:contextual-spacing="false" fo:text-align="center" style:justify-single-word="false"/>
    </style:style>
    <style:style style:name="P3" style:family="paragraph" style:parent-style-name="Title">
      <style:paragraph-properties fo:margin-top="0.423cm" fo:margin-bottom="0.212cm" loext:contextual-spacing="false" fo:text-align="center" style:justify-single-word="false"/>
      <style:text-properties fo:font-size="26pt" style:font-size-asian="26pt" style:font-size-complex="26pt"/>
    </style:style>
    <style:style style:name="P4" style:family="paragraph" style:parent-style-name="TOA_20_Heading">
      <style:paragraph-properties fo:text-align="center"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style:font-name="Arial" style:font-name-complex="Arial"/>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text-properties style:font-name="Garamond" fo:font-size="16pt" style:font-name-asian="Times New Roman1" style:font-size-asian="16pt" style:language-asian="fr" style:country-asian="FR" style:font-name-complex="Arial2" style:font-size-complex="16pt"/>
    </style:style>
    <style:style style:name="P10" style:family="paragraph" style:parent-style-name="Text_20_body">
      <style:paragraph-properties fo:text-align="center" style:justify-single-word="false"/>
      <style:text-properties style:language-asian="fr" style:country-asian="FR" style:language-complex="ar" style:country-complex="SA"/>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center" style:justify-single-word="false"/>
    </style:style>
    <style:style style:name="P13" style:family="paragraph" style:parent-style-name="Normal">
      <style:paragraph-properties fo:text-align="justify" style:justify-single-word="false"/>
    </style:style>
    <style:style style:name="P1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2">
      <style:paragraph-properties fo:text-align="justify" style:justify-single-word="false"/>
    </style:style>
    <style:style style:name="P17" style:family="paragraph" style:parent-style-name="Normal">
      <style:paragraph-properties fo:text-align="justify" style:justify-single-word="false"/>
    </style:style>
    <style:style style:name="P18" style:family="paragraph" style:parent-style-name="Heading_20_1">
      <style:paragraph-properties fo:text-align="justify" style:justify-single-word="false"/>
    </style:style>
    <style:style style:name="P19" style:family="paragraph" style:parent-style-name="Title">
      <style:paragraph-properties fo:margin-top="0.423cm" fo:margin-bottom="0.212cm" loext:contextual-spacing="false" fo:text-align="center" style:justify-single-word="false"/>
    </style:style>
    <style:style style:name="P20" style:family="paragraph" style:parent-style-name="Title" style:master-page-name="MP0">
      <style:paragraph-properties fo:margin-top="0.423cm" fo:margin-bottom="0.212cm" loext:contextual-spacing="false" fo:text-align="justify" style:justify-single-word="false" style:page-number="auto" fo:break-before="page"/>
      <style:text-properties fo:font-size="22pt" style:font-size-asian="22pt" style:font-size-complex="22pt"/>
    </style:style>
    <style:style style:name="P21" style:family="paragraph" style:parent-style-name="List_20_Paragraph" style:list-style-name="WWNum1">
      <style:paragraph-properties fo:margin-top="0cm" fo:margin-bottom="0cm" loext:contextual-spacing="true" fo:line-height="100%" fo:text-align="center" style:justify-single-word="false"/>
      <style:text-properties style:font-name="Garamond" fo:font-size="16pt" style:font-name-asian="Times New Roman1" style:font-size-asian="16pt" style:language-asian="fr" style:country-asian="FR" style:font-name-complex="Arial2" style:font-size-complex="16pt"/>
    </style:style>
    <style:style style:name="P22" style:family="paragraph" style:parent-style-name="Heading_20_2">
      <style:paragraph-properties fo:text-align="justify" style:justify-single-word="false"/>
    </style:style>
    <style:style style:name="P23" style:family="paragraph" style:parent-style-name="Heading_20_3">
      <style:paragraph-properties fo:text-align="justify" style:justify-single-word="false"/>
    </style:style>
    <style:style style:name="T1" style:family="text">
      <style:text-properties style:font-name="Arial" style:font-name-complex="Arial"/>
    </style:style>
    <style:style style:name="T2" style:family="text">
      <style:text-properties fo:color="#000000" style:font-name="Arial" style:font-name-complex="Arial"/>
    </style:style>
    <style:style style:name="T3" style:family="text">
      <style:text-properties fo:font-size="20pt" style:font-size-asian="20pt" style:font-size-complex="20pt"/>
    </style:style>
    <style:style style:name="T4" style:family="text">
      <style:text-properties style:font-name="Garamond" fo:font-size="16pt" style:text-underline-style="solid" style:text-underline-width="auto" style:text-underline-color="font-color" style:font-name-asian="Times New Roman1" style:font-size-asian="16pt" style:language-asian="fr" style:country-asian="FR" style:font-name-complex="Arial2" style:font-size-complex="16pt"/>
    </style:style>
    <style:style style:name="T5" style:family="text">
      <style:text-properties style:font-name="Garamond" fo:font-size="16pt" style:font-name-asian="Times New Roman1" style:font-size-asian="16pt" style:language-asian="fr" style:country-asian="FR" style:font-name-complex="Arial2" style:font-size-complex="16pt"/>
    </style:style>
    <style:style style:name="T6"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font-name-complex="Arial"/>
    </style:style>
    <style:style style:name="T7" style:family="text">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
      <text:p text:style-name="P12"/>
      <text:p text:style-name="P3">Université Paris 8</text:p>
      <text:p text:style-name="P10"/>
      <text:p text:style-name="P1">Rapport du projet </text:p>
      <text:p text:style-name="P1"/>
      <text:p text:style-name="P2"><text:span text:style-name="T3">"Réalisation d’un robot pour la robocup"</text:span></text:p>
      <text:p text:style-name="P4"/>
      <text:p text:style-name="P7"><text:span text:style-name="T4">Réalisé par</text:span><text:span text:style-name="T5"> : </text:span></text:p>
      <text:p text:style-name="P9"/>
      <text:list xml:id="list1131342766" text:style-name="WWNum1">
        <text:list-item>
          <text:p text:style-name="P21">Rajmagan BALAKICHENIN</text:p>
        </text:list-item>
        <text:list-item>
          <text:p text:style-name="P21">Kevin TOLEON</text:p>
        </text:list-item>
        <text:list-item>
          <text:p text:style-name="P21">Noureddine DJERROUD</text:p>
        </text:list-item>
      </text:list>
      <text:p text:style-name="P4"/>
      <text:p text:style-name="P4"/>
      <text:p text:style-name="P4"/>
      <text:p text:style-name="P4"/>
      <text:p text:style-name="P4"/>
      <text:p text:style-name="P4"/>
      <text:p text:style-name="P4"/>
      <text:p text:style-name="P4"><text:s text:c="118"/>Année universitaire: 2018-2019</text:p>
      <text:p text:style-name="P7"/>
      <text:h text:style-name="P18" text:outline-level="1"/>
      <text:p text:style-name="P13"/>
      <text:p text:style-name="P13"/>
      <text:p text:style-name="P13"/>
      <text:p text:style-name="P13"/>
      <text:h text:style-name="P18" text:outline-level="1"><text:soft-page-break/>Cahier des charges</text:h>
      <text:p text:style-name="P5"/>
      <text:h text:style-name="P22" text:outline-level="2">Description:</text:h>
      <text:p text:style-name="P11"><text:bookmark text:name="docs-internal-guid-5c78c532-7fff-49a7-cc4c-0f8b811903f9"/><text:span text:style-name="Police_20_par_20_défaut"><text:span text:style-name="T6">L’objectif du robot sera de récupérer une palette (atome) et de la déposer dans la case du tableau correspondant. La palette de 60g sera placée dans la case rouge, la palette de 120g sera placée dans la case verte, la palette de 170g sera placée dans la case bleue et enfin la palette de 340g sera placée dans la petite case blanche.</text:span></text:span></text:p>
      <text:p text:style-name="P14">L’aire de répartition sera uniquement un tableau périodique il devra déplacer des palettes avec des poids distincts. Dimensions du robot principal non déployé &lt;= 1200mm et déployé &lt;= 1500mm. Il devra être équipé de piles étanche.</text:p>
      <text:h text:style-name="P22" text:outline-level="2">Notre mission :</text:h>
      <text:p text:style-name="P8"><text:span text:style-name="Police_20_par_20_défaut"><text:span text:style-name="T2">Détecter les zones de couleurs à l’aide d’une caméra externe PiCam et utiliser le framework OpenCV version 3.4.3 pour le traitement de l’image (langage Python3).</text:span></text:span></text:p>
      <text:p text:style-name="P6"/>
      <text:h text:style-name="P22" text:outline-level="2"><text:span text:style-name="Police_20_par_20_défaut">Processus :</text:span></text:h>
      <text:p text:style-name="Standard"><text:span text:style-name="Police_20_par_20_défaut"><text:line-break/></text:span><text:span text:style-name="Police_20_par_20_défaut"><text:span text:style-name="T7">Le robot fonctionnera comme ceci :Tous d’abord le robot va devoir visualiser la palette grâce à sa caméra. La vision de la caméra dépendra de l’angle du robot, c’est-à-dire, que le robot se déplace et que la caméra est fixe et accroché à lui. Donc tout dépendra du déplacement du robot.</text:span></text:span></text:p>
      <text:p text:style-name="Standard"><text:span text:style-name="T7">Après avoir détecter la palette, le robot s’approchera de l’objet, ensuite il sortira un bras mécanique afin de pouvoir prendre la palette et de la déplacer vers sa zone correspondante. Après avoir sortie le bras mécanique, le robot doit détecter la couleur de la zone du tableau périodique correspondante. Ensuite le robot déplacera la palette jusqu’à la zone correspondante.</text:span> <text:line-break/></text:p>
      <text:h text:style-name="P22" text:outline-level="2"><text:span text:style-name="Police_20_par_20_défaut">Solution technique :</text:span></text:h>
      <text:p text:style-name="P8"><text:span text:style-name="Police_20_par_20_défaut"><text:span text:style-name="T1">Le robot doit trouver sa destination, prendre la palette et se mouvoir, donc l’élément central de notre robot pour réaliser tous ces actions, sera une carte Raspberry Pi.<text:line-break/>Une batterie sera relié à la Raspberry pour alimenter le tous les éléments du robot.<text:line-break/>Pour visualiser la palette et détecter les zones de couleurs du tableau périodique, le robot sera équipe d’une PiCam qui sera relié à une Raspberry. Cette caméra sera capable de capturer des images en couleur. </text:span></text:span></text:p>
      <text:p text:style-name="P8"><text:span text:style-name="Police_20_par_20_défaut"><text:span text:style-name="T1">La Raspberry sera relié à 3 moteurs :<text:line-break/>- 2 moteurs rotatifs dont chacun sera relié à une roue directrice, cela sera utile pour tourner, puisqu’il suffit qu’une route roule plus vite que l’autre, c’est-à-dire que la cadence d’un moteur doit être plus élevé que l’autre. Le troisième est un moteur transversal, puisqu’il servira à faire sortir et rentrer le bras mécanique.</text:span></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line-break/></text:span></text:span></text:p>
      <text:h text:style-name="P18" text:outline-level="1"><text:soft-page-break/><text:span text:style-name="Police_20_par_20_défaut">Le travaille effectué</text:span></text:h>
      <text:p text:style-name="P13"><text:span text:style-name="Police_20_par_20_défaut"/></text:p>
      <text:h text:style-name="P22" text:outline-level="2"><text:span text:style-name="Police_20_par_20_défaut">Recherche de technologie adapté</text:span></text:h>
      <text:h text:style-name="P23" text:outline-level="3"><text:span text:style-name="Police_20_par_20_défaut">Pourquoi python</text:span></text:h>
      <text:p text:style-name="P11"><text:span text:style-name="Police_20_par_20_défaut">Python est un langage puissant, à la fois facile à apprendre et riche en possibilités. Vous disposez de nombreuses fonctionnalités intégrées au langage .</text:span></text:p>
      <text:p text:style-name="P11"><text:span text:style-name="Police_20_par_20_défaut">Avec python on peut :</text:span></text:p>
      <text:list xml:id="list1939520686" text:style-name="L1">
        <text:list-item>
          <text:p text:style-name="P15"><text:span text:style-name="Police_20_par_20_défaut">écrire des projets très complexes, comme des progiciels (ensemble de plusieurs logiciels pouvant fonctionner ensemble, principalement utilisés dans le monde professionnel)</text:span></text:p>
        </text:list-item>
        <text:list-item>
          <text:p text:style-name="P15"><text:span text:style-name="Police_20_par_20_défaut">créer des interfaces graphiques</text:span></text:p>
        </text:list-item>
        <text:list-item>
          <text:p text:style-name="P15"><text:span text:style-name="Police_20_par_20_défaut">faire circuler des informations au travers d'un réseau</text:span></text:p>
        </text:list-item>
        <text:list-item>
          <text:p text:style-name="P15"><text:span text:style-name="Police_20_par_20_défaut">dialoguer d'une façon avancée avec votre système d'exploitation</text:span></text:p>
        </text:list-item>
        <text:list-item>
          <text:p text:style-name="P15"><text:span text:style-name="Police_20_par_20_défaut">implémenter des programmes utilisant la technologie opencv </text:span></text:p>
        </text:list-item>
        <text:list-item>
          <text:p text:style-name="P15"><text:span text:style-name="Police_20_par_20_défaut">il est multiplate-forme ausi bien dans l’embarqué avec Raspberry que sur machine</text:span></text:p>
        </text:list-item>
      </text:list>
      <text:h text:style-name="P23" text:outline-level="3"><text:span text:style-name="Police_20_par_20_défaut">La Raspberry PI3</text:span></text:h>
      <text:p text:style-name="P11"><text:span text:style-name="Police_20_par_20_défaut">Selon wikipedia : « Le Raspberry Pi est un nano-ordinateur monocarte à processeur ARM conçu par des professeurs du département informatique de l'université de Cambridge dans le cadre de la fondation Raspberry Pi</text:span><text:bookmark text:name="cite_ref-site_Raspberry_2-0"/><text:span text:style-name="Police_20_par_20_défaut">2. </text:span></text:p>
      <text:p text:style-name="P11">Cet ordinateur, qui a la taille d'une carte de crédit, est destiné à encourager l'apprentissage de la programmation informatique ; il permet l'exécution de plusieurs variantes du système d'exploitation libre GNU/Linux (notamment Debian) et des logiciels compatibles. Mais il fonctionne également avec l'OS Microsoft Windows : Windows 10 IoT Core<text:bookmark text:name="cite_ref-site_Comment_installer_Windows_10_IoT_Core,_et_les_possibilités_qui_en_découlent_3-0"/>3 et celui de Google, Android Pi<text:bookmark text:name="cite_ref-site_Comment_installer_Android_pi,_et_les_possibilités_qui_en_découlent_4-0"/>4. </text:p>
      <text:p text:style-name="P11">Il est fourni nu (carte mère seule, sans boîtier, alimentation, clavier, souris ni écran) dans l'objectif de diminuer les coûts et de permettre l'utilisation de matériel de récupération. Néanmoins des « kits » regroupant le « tout en un » sont disponibles sur le web à partir de quelques dizaines d'euros seulement pour ceux qui le désirent ». </text:p>
      <text:h text:style-name="P23" text:outline-level="3"><text:span text:style-name="Police_20_par_20_défaut">Présentation opencv sur Raspberry :</text:span></text:h>
      <text:p text:style-name="P13"><text:span text:style-name="Police_20_par_20_défaut"><text:span text:style-name="T2"/></text:span></text:p>
      <text:p text:style-name="P13"><text:span text:style-name="Police_20_par_20_défaut"><text:span text:style-name="T2">OpenCV est une librairie développée par Intel et passée sous licence BSD voici une petite liste de ce que vous pouvez faire avec cette librairie :</text:span></text:span></text:p>
      <text:list xml:id="list984513212" text:style-name="L2">
        <text:list-item>
          <text:p text:style-name="P16">lecture, écriture et affichage d’une image</text:p>
        </text:list-item>
        <text:list-item>
          <text:p text:style-name="P16">calcul de l’histogramme des niveaux de gris ou d’histogrammes couleurs</text:p>
        </text:list-item>
        <text:list-item>
          <text:p text:style-name="P16">lissage, filtrage</text:p>
        </text:list-item>
        <text:list-item>
          <text:p text:style-name="P16">seuillage d’image</text:p>
        </text:list-item>
        <text:list-item>
          <text:p text:style-name="P16">lecture, écriture et affichage d’une vidéo (depuis un fichier ou une caméra)</text:p>
        </text:list-item>
        <text:list-item>
          <text:p text:style-name="P16"><text:soft-page-break/>détection de droites, de segment et de cercles par Transformée de Hough</text:p>
        </text:list-item>
        <text:list-item>
          <text:p text:style-name="P16">détection de mouvement, historique du mouvement</text:p>
        </text:list-item>
        <text:list-item>
          <text:p text:style-name="P16">poursuite d’objets par mean-shift ou Camshif</text:p>
        </text:list-item>
      </text:list>
      <text:h text:style-name="P23" text:outline-level="3"><text:span text:style-name="Police_20_par_20_défaut">Installation d’OpenCV</text:span></text:h>
      <text:p text:style-name="P11"><text:span text:style-name="Police_20_par_20_défaut">Pour installer la libraire nous avons suivis le tutoriel de </text:span><text:a xlink:type="simple" xlink:href="https://pymotion.com/howto-opencv-3-raspberry3/" text:style-name="Internet_20_link" text:visited-style-name="Visited_20_Internet_20_Link"><text:span text:style-name="Police_20_par_20_défaut">https://pymotion.com/howto-opencv-3-raspberry3/</text:span></text:a><text:span text:style-name="Police_20_par_20_défaut">. Toutes les commandes et étapes y sont répertoriées que nous les avons suivis scrupuleusement.</text:span></text:p>
      <text:h text:style-name="P23" text:outline-level="3">Installation du module ultrason :</text:h>
      <text:h text:style-name="P22" text:outline-level="2"><text:span text:style-name="Police_20_par_20_défaut">Travail effectué</text:span></text:h>
      <text:h text:style-name="P23" text:outline-level="3"><text:span text:style-name="Police_20_par_20_défaut">Détection d’image </text:span></text:h>
      <text:p text:style-name="P11"><text:span text:style-name="Police_20_par_20_défaut">Cette partie est importante, puisqu’elle permet de visualiser notre cible dans l'environnement. <text:s text:c="3"/><text:line-break/>Nous avons implémente un code permettant de détecté les palettes, qui auront chacune une <text:s/>couleur différente : le rouge, le bleu , le jaune et le blanc.</text:span></text:p>
      <text:p text:style-name="P11"><text:span text:style-name="Police_20_par_20_défaut">Nous voulions que le robot détecte les deux nuance de rouge (claire et foncé).</text:span></text:p>
      <text:p text:style-name="P11"><text:span text:style-name="Police_20_par_20_défaut"><text:tab/>rouge_lower=np.array([136,87, 111],np.uint8)</text:span></text:p>
      <text:p text:style-name="P11"><text:span text:style-name="Police_20_par_20_défaut"><text:tab/>rouge_upper=np.array([180,255,255],np.uint8)</text:span></text:p>
      <text:p text:style-name="P11"><text:span text:style-name="Police_20_par_20_défaut"/></text:p>
      <text:p text:style-name="P11"><text:span text:style-name="Police_20_par_20_défaut">retrouver la gamme de couleurs rouge</text:span></text:p>
      <text:p text:style-name="P11"><text:span text:style-name="Police_20_par_20_défaut"><text:tab/>rouge=cv2.inRange(hsv,rouge_lower,rouge_upper)</text:span></text:p>
      <text:p text:style-name="P11"><text:span text:style-name="Police_20_par_20_défaut"/></text:p>
      <text:p text:style-name="P11"><text:span text:style-name="Police_20_par_20_défaut">nous opérons ensuite une transformation morphologique, Dilatation </text:span></text:p>
      <text:p text:style-name="P11"><text:span text:style-name="Police_20_par_20_défaut"><text:tab/>kernal = np.ones((5 ,5), "uint8")</text:span></text:p>
      <text:p text:style-name="P11"><text:span text:style-name="Police_20_par_20_défaut"><text:tab/>rouge=cv2.dilate(rouge, kernal)</text:span></text:p>
      <text:p text:style-name="P11"><text:span text:style-name="Police_20_par_20_défaut"><text:tab/>res=cv2.bitwise_and(img, img, mask = rouge)</text:span></text:p>
      <text:p text:style-name="P11"><text:span text:style-name="Police_20_par_20_défaut">Ci-dessous, un programme qui détecte le contours des couleurs cibles afin de les pouvoirs encadrés :</text:span></text:p>
      <text:p text:style-name="P11"><text:span text:style-name="Police_20_par_20_défaut">(_,contours,hierarchy)=cv2.findContours(rouge,cv2.RETR_TREE,cv2.CHAIN_APPROX_SIMPLE) <text:s/></text:span></text:p>
      <text:p text:style-name="P11"><text:span text:style-name="Police_20_par_20_défaut"><text:tab/>for pic, contour in enumerate(contours):</text:span></text:p>
      <text:p text:style-name="P11"><text:span text:style-name="Police_20_par_20_défaut"><text:tab/> <text:s text:c="3"/>area = cv2.contourArea(contour)</text:span></text:p>
      <text:p text:style-name="P11"><text:span text:style-name="Police_20_par_20_défaut"><text:s text:c="19"/>if(area&gt;300):</text:span></text:p>
      <text:p text:style-name="P11"><text:span text:style-name="Police_20_par_20_défaut"><text:tab/><text:tab/><text:tab/></text:span></text:p>
      <text:p text:style-name="P11"><text:soft-page-break/><text:span text:style-name="Police_20_par_20_défaut"><text:tab/><text:tab/>x,y,w,h = cv2.boundingRect(contour) </text:span></text:p>
      <text:p text:style-name="P11"><text:span text:style-name="Police_20_par_20_défaut"><text:tab/><text:tab/>img = cv2.rectangle(img,(x,y),(x+w,y+h),(0,0,255),2)</text:span></text:p>
      <text:p text:style-name="P11"><text:span text:style-name="Police_20_par_20_défaut"><text:tab/><text:tab/>cv2.putText(img,"Rouge",(x,y),cv2.FONT_HERSHEY_SIMPLEX, 0.7, (0,0,255))</text:span></text:p>
      <text:p text:style-name="P11"><text:span text:style-name="Police_20_par_20_défaut"><text:line-break/>Donc pour notre programme ces cibles seront des objets de couleurs couleurs rouge, bleue, jaune et blanc. Comme résultat ces objets seront entourés, cela signifiera que ce sont les objets cibles.<text:line-break/>Cependant cela n'est pas suffisant, puisqu'il les couleurs mentionnées peuvent être utilisé par d'autre objet . C'est pour cela qu'il faut combiné la détection de couleur avec la reconnaissance des formes spécifique de chacune des atomes.</text:span></text:p>
      <text:h text:style-name="P23" text:outline-level="3"><text:span text:style-name="Police_20_par_20_défaut">Ultrason</text:span></text:h>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h text:style-name="P22" text:outline-level="2"><text:soft-page-break/><text:span text:style-name="Police_20_par_20_défaut">Problème rencontré</text:span></text:h>
      <text:p text:style-name="P11"><text:span text:style-name="Police_20_par_20_défaut"><text:line-break/>La partie de la détection des couleurs est fonctionnelle uniquement sur le PC. <text:line-break/>En ajoutant ce même programme sur la Raspberry, il y avait un problème lors de sa <text:line-break/>compilation. Nous pensons que le problème peut provenir à cause de manque de dépendance sur <text:line-break/>la Raspberry. Il est plus aisé d'obtenir tous les dépendances sur le PC que sur la <text:line-break/>Raspberry. Mais il est aussi probable qu'il est y a un problème par rapport à l'architecture de <text:line-break/>la Raspberry qui n'est pas totalement la même que celle d'un pc ordinaire.</text:span></text:p>
      <text:p text:style-name="P11"><text:span text:style-name="Police_20_par_20_défaut">Nous nous sommes principalement basé sur le pc pour la détection de couleur,<text:line-break/>puisque nous pensions que cette partie du projet ne différa pas selon la plate-forme utilisée (PC <text:line-break/>ou Raspberry). Nous avons pensé à cela car ces deux architecture disposent d'une unité pour traité <text:line-break/>le programme ainsi qu'une camera. Cependant, les drivers et les moyens d' accéder à ces ressources diffères d'une architecture à l'autre. Donc pendant notre recherche, nous aurions du programmer directement sur la Raspberry et faire des recherches plus amples sur la différences entre ces deux architectures. Et par conséquent réaliser des recherches sur l'accès aux différentes ressources <text:line-break/>de la Raspberry via le langage Python. </text:span></text:p>
      <text:p text:style-name="P11"><text:span text:style-name="Police_20_par_20_défaut">En ce qui concerne la partie ultrason, nous avons directement réaliser des recherches sur l'accès <text:line-break/>au ressource de la Raspberry que sur le PC. Puisque nous pensions qu'il n'y avait pas de moyen <text:line-break/>de branché un ultrason sur le PC directement. Sur la Raspberry nous pouvions directement branché<text:line-break/>les composants liée à l'ultrason et ainsi pouvoir l'utiliser. <text:s/><text:line-break/>La partie ultrason est fonctionnelle sur la Raspberry. <text:s text:c="2"/><text:line-break/></text:span></text:p>
      <text:p text:style-name="P11"><text:span text:style-name="Police_20_par_20_défaut">Nous avons pas pu faire la reconnaissance des forme, puisque nous avons pris beaucoup de temps lors de l'installation des outils sur le PC et la Raspberry. De plus, nous avions eu du mal a faire fonctionné correctement la détection des couleurs avec la Raspberry. <text:line-break/> </text:span></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p text:style-name="P11"><text:span text:style-name="Police_20_par_20_défaut"/></text:p>
      <text:h text:style-name="P18" text:outline-level="1"><text:soft-page-break/><text:span text:style-name="Police_20_par_20_défaut">Annexe</text:span></text:h>
      <text:p text:style-name="P13"><text:a xlink:type="simple" xlink:href="https://pymotion.com/howto-opencv-3-raspberry3/" text:style-name="Internet_20_link" text:visited-style-name="Visited_20_Internet_20_Link"><text:span text:style-name="Police_20_par_20_défaut">https://pymotion.com/howto-opencv-3-raspberry3/</text:span></text:a></text:p>
      <text:p text:style-name="P13"><text:span text:style-name="Police_20_par_20_défaut"/></text:p>
      <text:p text:style-name="P13"><text:a xlink:type="simple" xlink:href="https://docs.opencv.org/3.4.1/index.html" text:style-name="Internet_20_link" text:visited-style-name="Visited_20_Internet_20_Link"><text:span text:style-name="Police_20_par_20_défaut">https://docs.opencv.org/3.4.1/index.html</text:span></text:a></text:p>
      <text:p text:style-name="P13"><text:span text:style-name="Police_20_par_20_défaut"/></text:p>
      <text:p text:style-name="P13"><text:a xlink:type="simple" xlink:href="https://www.framboise314.fr/picamera-pour-piloter-integralement-la-camera-de-votre-raspberry-pi-en-python/" text:style-name="Internet_20_link" text:visited-style-name="Visited_20_Internet_20_Link"><text:span text:style-name="Police_20_par_20_défaut">https://www.framboise314.fr/picamera-pour-piloter-integralement-la-camera-de-votre-raspberry-pi-en-python/</text:span></text:a></text:p>
      <text:p text:style-name="P13"><text:span text:style-name="Police_20_par_20_défaut"/></text:p>
      <text:p text:style-name="P13"><text:a xlink:type="simple" xlink:href="https://docs.opencv.org/3.0-beta/doc/py_tutorials/py_tutorials.html" text:style-name="Internet_20_link" text:visited-style-name="Visited_20_Internet_20_Link"><text:span text:style-name="Police_20_par_20_défaut">https://docs.opencv.org/3.0-beta/doc/py_tutorials/py_tutorials.html</text:span></text:a></text:p>
      <text:p text:style-name="P13"><text:span text:style-name="Police_20_par_20_défaut"/></text:p>
      <text:p text:style-name="P13"><text:a xlink:type="simple" xlink:href="https://pythonprogramming.net/loading-images-python-opencv-tutorial/" text:style-name="Internet_20_link" text:visited-style-name="Visited_20_Internet_20_Link"><text:span text:style-name="Police_20_par_20_défaut">https://pythonprogramming.net/loading-images-python-opencv-tutorial/</text:span></text:a></text:p>
      <text:p text:style-name="P13"><text:span text:style-name="Police_20_par_20_défaut"/></text:p>
      <text:p text:style-name="P13"><text:span text:style-name="Police_20_par_20_défa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fo:hyphenation-remain-char-count="2" fo:hyphenation-push-char-count="2"/>
    </style:style>
    <style:style style:name="Title" style:family="paragraph" style:parent-style-name="Standard" style:default-outline-level="" style:class="chapter">
      <style:paragraph-properties fo:margin-top="0cm" fo:margin-bottom="0cm" loext:contextual-spacing="false" fo:line-height="100%" fo:text-align="center" style:justify-single-word="false" fo:orphans="2" fo:widows="2" style:writing-mode="lr-tb"/>
      <style:text-properties style:font-name="Liberation Serif" fo:font-family="'Liberation Serif'" style:font-family-generic="roman" style:font-pitch="variable" fo:font-size="28pt" fo:font-weight="bold" style:letter-kerning="true" style:font-name-asian="Noto Sans CJK SC Regular" style:font-family-asian="'Noto Sans CJK SC Regular'" style:font-family-generic-asian="system" style:font-pitch-asian="variable" style:font-size-asian="28pt" style:language-asian="zh" style:country-asian="CN" style:font-weight-asian="bold" style:font-name-complex="Lohit Devanagari" style:font-family-complex="'Lohit Devanagari'" style:font-family-generic-complex="system" style:font-pitch-complex="variable" style:font-size-complex="28pt" style:language-complex="hi" style:country-complex="IN"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A_20_Heading" style:display-name="TOA Heading" style:family="paragraph" style:parent-style-name="Title" style:default-outline-level="">
      <style:paragraph-properties text:number-lines="false" text:line-number="0"/>
      <style:text-properties fo:font-size="16pt" style:font-size-asian="16pt" style:font-size-complex="16pt"/>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line-height="110%" fo:text-indent="0cm" style:auto-text-indent="false"/>
      <style:text-properties style:font-name="Calibri" fo:font-family="Calibri" style:font-family-generic="roman" style:font-pitch="variable" fo:font-size="10pt" style:letter-kerning="false" style:font-name-asian="Noto Sans CJK SC Regular" style:font-family-asian="'Noto Sans CJK SC Regular'" style:font-family-generic-asian="system" style:font-pitch-asian="variable" style:font-size-asian="10pt" style:language-asian="en" style:country-asian="US" style:font-name-complex="Lohit Devanagari" style:font-family-complex="'Lohit Devanagari'" style:font-family-generic-complex="system" style:font-pitch-complex="variable" style:font-size-complex="10pt" style:language-complex="ar" style:country-complex="S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_5f_CharLFO2LVL1" style:display-name="WW_CharLFO2LVL1" style:family="text">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Police_20_par_20_défaut" style:display-name="Police par défau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4:30:23.317122453</meta:creation-date>
    <dc:date>2018-12-11T21:59:27.183903335</dc:date>
    <meta:editing-duration>PT2H25M31S</meta:editing-duration>
    <meta:editing-cycles>20</meta:editing-cycles>
    <meta:generator>LibreOffice/6.0.6.2$Linux_X86_64 LibreOffice_project/00m0$Build-2</meta:generator>
    <meta:document-statistic meta:table-count="0" meta:image-count="0" meta:object-count="0" meta:page-count="7" meta:paragraph-count="83" meta:word-count="1299" meta:character-count="8951" meta:non-whitespace-character-count="7549"/>
  </office:meta>
</office:document-meta>
</file>